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12.5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85cm" fo:min-width="2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85cm" fo:min-width="2.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4.5cm"/>
    </style:style>
    <style:style style:name="gr5" style:family="graphic" style:parent-style-name="objectwithoutfill">
      <style:graphic-properties svg:stroke-color="#32cd32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55cm"/>
    </style:style>
    <style:style style:name="gr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99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objectwithoutfill">
      <style:graphic-properties svg:stroke-color="#cd5c5c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color="#32cd32" draw:fill="none" draw:textarea-vertical-align="middle"/>
    </style:style>
    <style:style style:name="gr16" style:family="graphic" style:parent-style-name="objectwithoutfill">
      <style:graphic-properties svg:stroke-color="#0000ff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32cd32" fo:font-size="12pt" style:font-size-asian="18pt" style:font-size-complex="18pt"/>
    </style:style>
    <style:style style:name="P4" style:family="paragraph">
      <loext:graphic-properties draw:fill="none" draw:fill-color="#ffffff"/>
      <style:text-properties fo:color="#0000ff"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cd5c5c" fo:font-size="12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fo:color="#32cd32" fo:font-size="12pt" style:font-size-asian="18pt" style:font-size-complex="18pt"/>
    </style:style>
    <style:style style:name="T2" style:family="text">
      <style:text-properties fo:color="#0000ff" fo:font-size="12pt" style:font-size-asian="18pt" style:font-size-complex="18pt"/>
    </style:style>
    <style:style style:name="T3" style:family="text">
      <style:text-properties fo:color="#cd5c5c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2.2cm" svg:x="1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5.1cm" svg:x="1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cm" svg:height="5.1cm" svg:x="10.7cm" svg:y="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5cm" svg:y="3.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5cm" svg:x2="7cm" svg:y2="5.6cm">
          <text:p/>
        </draw:line>
        <draw:frame draw:style-name="gr6" draw:text-style-name="P3" draw:layer="layout" svg:width="2.555cm" svg:height="1.199cm" svg:x="1cm" svg:y="4.5cm">
          <draw:text-box>
            <text:p><text:span text:style-name="T1">Erklärende</text:span></text:p>
            <text:p><text:span text:style-name="T1">Variablen</text:span></text:p>
          </draw:text-box>
        </draw:frame>
        <draw:line draw:style-name="gr7" draw:text-style-name="P1" draw:layer="layout" svg:x1="5.6cm" svg:y1="7cm" svg:x2="5.6cm" svg:y2="6.2cm">
          <text:p/>
        </draw:line>
        <draw:frame draw:style-name="gr8" draw:text-style-name="P4" draw:layer="layout" svg:width="3.304cm" svg:height="0.725cm" svg:x="10.801cm" svg:y="4.901cm">
          <draw:text-box>
            <text:p><text:span text:style-name="T2">Zielgrössen (y)</text:span></text:p>
          </draw:text-box>
        </draw:frame>
        <draw:frame draw:style-name="gr9" draw:text-style-name="P6" draw:layer="layout" svg:width="4.799cm" svg:height="1.673cm" svg:x="5.1cm" svg:y="3.2cm">
          <draw:text-box>
            <text:p text:style-name="P5">Mathematische</text:p>
            <text:p text:style-name="P5">Funktion</text:p>
          </draw:text-box>
        </draw:frame>
        <draw:frame draw:style-name="gr10" draw:text-style-name="P5" draw:layer="layout" svg:width="4.4cm" svg:height="0.513cm" svg:x="5.44cm" svg:y="5.6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1" draw:text-style-name="P1" draw:layer="layout" svg:x1="8.6cm" svg:y1="6.1cm" svg:x2="8.6cm" svg:y2="9.9cm">
          <text:p/>
        </draw:line>
        <draw:frame draw:style-name="gr12" draw:text-style-name="P7" draw:layer="layout" svg:width="4.871cm" svg:height="1.199cm" svg:x="6.601cm" svg:y="9.901cm">
          <draw:text-box>
            <text:p><text:span text:style-name="T3">Geschätzte Parameter </text:span></text:p>
            <text:p text:style-name="P5"><text:span text:style-name="T3">als Resultat</text:span></text:p>
          </draw:text-box>
        </draw:frame>
        <draw:frame draw:style-name="gr13" draw:text-style-name="P8" draw:layer="layout" svg:width="5.925cm" svg:height="0.962cm" svg:x="4.5cm" svg:y="0.7cm">
          <draw:text-box>
            <text:p>Beobachtete Daten</text:p>
          </draw:text-box>
        </draw:frame>
        <draw:line draw:style-name="gr14" draw:text-style-name="P1" draw:layer="layout" svg:x1="1cm" svg:y1="0.6cm" svg:x2="1cm" svg:y2="5.7cm">
          <text:p/>
        </draw:line>
        <draw:line draw:style-name="gr14" draw:text-style-name="P1" draw:layer="layout" svg:x1="1cm" svg:y1="5.7cm" svg:x2="4cm" svg:y2="5.7cm">
          <text:p/>
        </draw:line>
        <draw:line draw:style-name="gr14" draw:text-style-name="P1" draw:layer="layout" svg:x1="4cm" svg:y1="2.8cm" svg:x2="4cm" svg:y2="5.7cm">
          <text:p/>
        </draw:line>
        <draw:line draw:style-name="gr14" draw:text-style-name="P1" draw:layer="layout" svg:x1="1cm" svg:y1="0.6cm" svg:x2="14cm" svg:y2="0.6cm">
          <text:p/>
        </draw:line>
        <draw:line draw:style-name="gr14" draw:text-style-name="P1" draw:layer="layout" svg:x1="14cm" svg:y1="0.6cm" svg:x2="14cm" svg:y2="5.7cm">
          <text:p/>
        </draw:line>
        <draw:line draw:style-name="gr14" draw:text-style-name="P1" draw:layer="layout" svg:x1="10.7cm" svg:y1="5.7cm" svg:x2="14cm" svg:y2="5.7cm">
          <text:p/>
        </draw:line>
        <draw:line draw:style-name="gr14" draw:text-style-name="P1" draw:layer="layout" svg:x1="10.7cm" svg:y1="5.7cm" svg:x2="10.7cm" svg:y2="2.8cm">
          <text:p/>
        </draw:line>
        <draw:line draw:style-name="gr15" draw:text-style-name="P1" draw:layer="layout" svg:x1="3.6cm" svg:y1="5cm" svg:x2="7cm" svg:y2="5cm">
          <text:p/>
        </draw:line>
        <draw:line draw:style-name="gr16" draw:text-style-name="P1" draw:layer="layout" svg:x1="5.6cm" svg:y1="7cm" svg:x2="12.4cm" svg:y2="7cm">
          <text:p/>
        </draw:line>
        <draw:line draw:style-name="gr16" draw:text-style-name="P1" draw:layer="layout" svg:x1="12.4cm" svg:y1="5.6cm" svg:x2="12.4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1-15T07:52:54.122739964</dc:date>
    <meta:editing-duration>PT6M49S</meta:editing-duration>
    <meta:editing-cycles>4</meta:editing-cycles>
    <meta:generator>LibreOffice/6.1.2.1$MacOSX_X86_64 LibreOffice_project/65905a128db06ba48db947242809d14d3f9a93fe</meta:generator>
    <meta:document-statistic meta:object-count="23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row>
            <mi mathvariant="italic">Input</mi>
            <mi>,</mi>
            <mi mathvariant="italic">Parameter</mi>
          </mrow>
        </mrow>
        <mo fence="true" stretchy="false">)</mo>
      </mrow>
    </mrow>
    <annotation encoding="StarMath 5.0">y = f( Input, Parameter )</annotation>
  </semantics>
</math>
</file>